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Code Pro" svg:font-family="'Source Code Pro', Menlo, monospace"/>
    <style:font-face style:name="serif" svg:font-family="serif" style:font-family-generic="roman"/>
  </office:font-face-decls>
  <office:automatic-styles>
    <style:style style:name="P1" style:family="paragraph" style:parent-style-name="Text_20_body">
      <style:text-properties officeooo:paragraph-rsid="00036aa8"/>
    </style:style>
    <style:style style:name="T1" style:family="text">
      <style:text-properties fo:font-variant="normal" fo:text-transform="none" fo:color="#d83713" loext:opacity="100%" style:font-name="serif" fo:font-size="12pt" fo:letter-spacing="normal" fo:font-style="normal" fo:font-weight="normal" style:font-size-asian="12pt" style:font-size-complex="12pt"/>
    </style:style>
    <style:style style:name="T2" style:family="text">
      <style:text-properties style:font-name="serif"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2">Heritage: Khu lưu niệm Chủ tịch Hồ Chí Minh tại Phủ Chủ tịch: heritageId: </text:span></text:span><text:span text:style-name="Strong_20_Emphasis"><text:span text:style-name="T1">67f3edb13834bd66e6e1c671</text:span></text:span></text:p>
      <text:p text:style-name="P1"><text:span text:style-name="Strong_20_Emphasis">Link tham khảo:</text:span> <text:a xlink:type="simple" xlink:href="https://dsvh.gov.vn/di-tich-lich-su-khu-luu-niem-chu-tich-ho-chi-minh-tai-phu-chu-tich-2938" text:style-name="Internet_20_link" text:visited-style-name="Visited_20_Internet_20_Link">https://dsvh.gov.vn/di-tich-lich-su-khu-luu-niem-chu-tich-ho-chi-minh-tai-phu-chu-tich-2938</text:a></text:p>
      <text:p text:style-name="P1"><text:span text:style-name="Strong_20_Emphasis">Câu 1:</text:span> Khu lưu niệm Chủ tịch Hồ Chí Minh tại Phủ Chủ tịch nằm ở thành phố nào?</text:p>
      <text:p text:style-name="P1">A. Thành phố Hồ Chí Minh</text:p>
      <text:p text:style-name="P1">B. Hà Nội</text:p>
      <text:p text:style-name="P1">C. Huế</text:p>
      <text:p text:style-name="P1">D. Vinh</text:p>
      <text:p text:style-name="P1"><text:span text:style-name="Strong_20_Emphasis">Đáp án đúng:</text:span> B. Hà Nội</text:p>
      <text:p text:style-name="P1"><text:span text:style-name="Strong_20_Emphasis">Giải thích:</text:span> Khu lưu niệm tọa lạc tại Phủ Chủ tịch trong khuôn viên thủ đô Hà Nội, nơi Bác Hồ sống và làm việc từ năm 1954 đến 1969.</text:p>
      <text:p text:style-name="Horizontal_20_Line"/>
      <text:p text:style-name="P1"><text:span text:style-name="Strong_20_Emphasis">Câu 2:</text:span> Chủ tịch Hồ Chí Minh chuyển từ nhà số 48 phố Hàng Ngang về Phủ Chủ tịch vào năm nào?</text:p>
      <text:p text:style-name="P1">A. 1945</text:p>
      <text:p text:style-name="P1">B. 1951</text:p>
      <text:p text:style-name="P1">C. 1954</text:p>
      <text:p text:style-name="P1">D. 1960</text:p>
      <text:p text:style-name="P1"><text:span text:style-name="Strong_20_Emphasis">Đáp án đúng:</text:span> C. 1954</text:p>
      <text:p text:style-name="P1"><text:span text:style-name="Strong_20_Emphasis">Giải thích:</text:span> Sau khi hòa bình lập lại năm 1954, Bác Hồ chuyển về làm việc tại Phủ Chủ tịch.</text:p>
      <text:p text:style-name="Horizontal_20_Line"/>
      <text:p text:style-name="P1"><text:span text:style-name="Strong_20_Emphasis">Câu 3:</text:span> Căn nhà sàn trong khu lưu niệm được xây dựng vào năm nào?</text:p>
      <text:p text:style-name="P1">A. 1956</text:p>
      <text:p text:style-name="P1">B. 1958</text:p>
      <text:p text:style-name="P1">C. 1960</text:p>
      <text:p text:style-name="P1">D. 1962</text:p>
      <text:p text:style-name="P1"><text:span text:style-name="Strong_20_Emphasis">Đáp án đúng:</text:span> B. 1958</text:p>
      <text:p text:style-name="P1"><text:span text:style-name="Strong_20_Emphasis">Giải thích:</text:span> Năm 1958, theo nguyện vọng của Chủ tịch Hồ Chí Minh, căn nhà sàn được xây dựng trong khuôn viên Phủ Chủ tịch.</text:p>
      <text:p text:style-name="Horizontal_20_Line"/>
      <text:p text:style-name="P1"><text:span text:style-name="Strong_20_Emphasis">Câu 4:</text:span> Nhà sàn của Chủ tịch Hồ Chí Minh có bao nhiêu tầng?</text:p>
      <text:p text:style-name="P1">A. 1 tầng</text:p>
      <text:p text:style-name="P1">B. 2 tầng</text:p>
      <text:p text:style-name="P1"><text:soft-page-break/>C. 3 tầng</text:p>
      <text:p text:style-name="P1">D. 4 tầng</text:p>
      <text:p text:style-name="P1"><text:span text:style-name="Strong_20_Emphasis">Đáp án đúng:</text:span> B. 2 tầng</text:p>
      <text:p text:style-name="P1"><text:span text:style-name="Strong_20_Emphasis">Giải thích:</text:span> Nhà sàn đơn giản gồm hai tầng, thể hiện lối sống thanh đạm, giản dị của Chủ tịch Hồ Chí Minh.</text:p>
      <text:p text:style-name="Horizontal_20_Line"/>
      <text:p text:style-name="P1"><text:span text:style-name="Strong_20_Emphasis">Câu 5:</text:span> Căn nhà số 54 trong khu lưu niệm từng là nơi Bác Hồ làm việc trong khoảng thời gian nào?</text:p>
      <text:p text:style-name="P1">A. 1954–1958</text:p>
      <text:p text:style-name="P1">B. 1958–1964</text:p>
      <text:p text:style-name="P1">C. 1964–1969</text:p>
      <text:p text:style-name="P1">D. 1950–1954</text:p>
      <text:p text:style-name="P1"><text:span text:style-name="Strong_20_Emphasis">Đáp án đúng:</text:span> A. 1954–1958</text:p>
      <text:p text:style-name="P1"><text:span text:style-name="Strong_20_Emphasis">Giải thích:</text:span> Từ năm 1954 đến 1958, Bác Hồ ở và làm việc tại ngôi nhà nhỏ số 54 Phủ Chủ tịch trước khi chuyển sang nhà sàn.</text:p>
      <text:p text:style-name="Horizontal_20_Line"/>
      <text:p text:style-name="P1"><text:span text:style-name="Strong_20_Emphasis">Câu 6:</text:span> Ao cá trong khu lưu niệm được Chủ tịch Hồ Chí Minh cho cải tạo từ công trình nào?</text:p>
      <text:p text:style-name="P1">A. Hồ tự nhiên</text:p>
      <text:p text:style-name="P1">B. Một mảnh đất trống</text:p>
      <text:p text:style-name="P1">C. Hồ nước cũ của Pháp</text:p>
      <text:p text:style-name="P1">D. Hồ nuôi cá cảnh cũ</text:p>
      <text:p text:style-name="P1"><text:span text:style-name="Strong_20_Emphasis">Đáp án đúng:</text:span> C. Hồ nước cũ của Pháp</text:p>
      <text:p text:style-name="P1"><text:span text:style-name="Strong_20_Emphasis">Giải thích:</text:span> Bác Hồ cho cải tạo hồ nước cũ do người Pháp để lại thành ao cá, tạo không gian gần gũi với thiên nhiên.</text:p>
      <text:p text:style-name="Horizontal_20_Line"/>
      <text:p text:style-name="P1"><text:span text:style-name="Strong_20_Emphasis">Câu 7:</text:span> Phủ Chủ tịch vốn được người Pháp xây dựng với mục đích gì?</text:p>
      <text:p text:style-name="P1">A. Làm văn phòng chính quyền Nam Kỳ</text:p>
      <text:p text:style-name="P1">B. Làm dinh Toàn quyền Đông Dương</text:p>
      <text:p text:style-name="P1">C. Làm nhà ở cho công sứ</text:p>
      <text:p text:style-name="P1">D. Làm trụ sở quân đội</text:p>
      <text:p text:style-name="P1"><text:span text:style-name="Strong_20_Emphasis">Đáp án đúng:</text:span> B. Làm dinh Toàn quyền Đông Dương</text:p>
      <text:p text:style-name="P1"><text:span text:style-name="Strong_20_Emphasis">Giải thích:</text:span> Công trình Phủ Chủ tịch nguyên là Dinh Toàn quyền Đông Dương do Pháp xây dựng từ đầu thế kỷ 20.</text:p>
      <text:p text:style-name="Horizontal_20_Line"/>
      <text:p text:style-name="P1"><text:soft-page-break/><text:span text:style-name="Strong_20_Emphasis">Câu 8:</text:span> Chủ tịch Hồ Chí Minh đã từng sử dụng chính tòa Phủ Chủ tịch để ở và làm việc không?</text:p>
      <text:p text:style-name="P1">A. Có</text:p>
      <text:p text:style-name="P1">B. Không</text:p>
      <text:p text:style-name="P1"><text:span text:style-name="Strong_20_Emphasis">Đáp án đúng:</text:span> B. Không</text:p>
      <text:p text:style-name="P1"><text:span text:style-name="Strong_20_Emphasis">Giải thích:</text:span> Bác Hồ không ở Phủ Chủ tịch mà chọn một ngôi nhà nhỏ và sau này là nhà sàn để làm việc và sinh sống giản dị.</text:p>
      <text:p text:style-name="Horizontal_20_Line"/>
      <text:p text:style-name="P1"><text:span text:style-name="Strong_20_Emphasis">Câu 9:</text:span> Nhà sàn của Chủ tịch Hồ Chí Minh được lấy cảm hứng từ kiến trúc vùng nào?</text:p>
      <text:p text:style-name="P1">A. Tây Nguyên</text:p>
      <text:p text:style-name="P1">B. Bắc Bộ</text:p>
      <text:p text:style-name="P1">C. Trung Bộ</text:p>
      <text:p text:style-name="P1">D. Nam Bộ</text:p>
      <text:p text:style-name="P1"><text:span text:style-name="Strong_20_Emphasis">Đáp án đúng:</text:span> B. Bắc Bộ</text:p>
      <text:p text:style-name="P1"><text:span text:style-name="Strong_20_Emphasis">Giải thích:</text:span> Nhà sàn mang phong cách kiến trúc truyền thống của đồng bào dân tộc miền núi phía Bắc Việt Nam.</text:p>
      <text:p text:style-name="Horizontal_20_Line"/>
      <text:p text:style-name="P1"><text:span text:style-name="Strong_20_Emphasis">Câu 10:</text:span> Phủ Chủ tịch được xây dựng vào khoảng thời gian nào?</text:p>
      <text:p text:style-name="P1">A. 1900–1906</text:p>
      <text:p text:style-name="P1">B. 1901–1906</text:p>
      <text:p text:style-name="P1">C. 1905–1910</text:p>
      <text:p text:style-name="P1">D. 1911–1916</text:p>
      <text:p text:style-name="P1"><text:span text:style-name="Strong_20_Emphasis">Đáp án đúng:</text:span> B. 1901–1906</text:p>
      <text:p text:style-name="P1"><text:span text:style-name="Strong_20_Emphasis">Giải thích:</text:span> Phủ Chủ tịch được người Pháp khởi công xây dựng từ năm 1901 và hoàn thành vào năm 1906.</text:p>
      <text:p text:style-name="Horizontal_20_Line"/>
      <text:p text:style-name="P1"><text:span text:style-name="Strong_20_Emphasis">Câu 11:</text:span> Nhà sàn nơi Bác Hồ sống và làm việc có bao nhiêu phòng chính?</text:p>
      <text:p text:style-name="P1">A. 2 phòng</text:p>
      <text:p text:style-name="P1">B. 3 phòng</text:p>
      <text:p text:style-name="P1">C. 4 phòng</text:p>
      <text:p text:style-name="P1">D. 5 phòng</text:p>
      <text:p text:style-name="P1"><text:span text:style-name="Strong_20_Emphasis">Đáp án đúng:</text:span> A. 2 phòng</text:p>
      <text:p text:style-name="P1"><text:span text:style-name="Strong_20_Emphasis">Giải thích:</text:span> Nhà sàn gồm 2 phòng nhỏ: một phòng làm việc và một phòng ngủ, thể hiện cuộc sống giản dị của Người.</text:p>
      <text:p text:style-name="Horizontal_20_Line"/>
      <text:p text:style-name="P1"><text:soft-page-break/><text:span text:style-name="Strong_20_Emphasis">Câu 12:</text:span> Khu lưu niệm Chủ tịch Hồ Chí Minh tại Phủ Chủ tịch được xếp hạng Di tích quốc gia đặc biệt vào năm nào?</text:p>
      <text:p text:style-name="P1">A. 2007</text:p>
      <text:p text:style-name="P1">B. 2009</text:p>
      <text:p text:style-name="P1">C. 2012</text:p>
      <text:p text:style-name="P1">D. 2015</text:p>
      <text:p text:style-name="P1"><text:span text:style-name="Strong_20_Emphasis">Đáp án đúng:</text:span> C. 2012</text:p>
      <text:p text:style-name="P1"><text:span text:style-name="Strong_20_Emphasis">Giải thích:</text:span> Năm 2012, khu lưu niệm được công nhận là Di tích quốc gia đặc biệt vì giá trị lịch sử và văn hóa to lớn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Code Pro" svg:font-family="'Source Code Pro', Menlo, monospace"/>
    <style:font-face style:name="serif" svg:font-family="serif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7T21:44:54.055721458</meta:creation-date>
    <dc:date>2025-04-27T21:51:08.492766996</dc:date>
    <meta:editing-duration>PT6M16S</meta:editing-duration>
    <meta:editing-cycles>1</meta:editing-cycles>
    <meta:generator>LibreOffice/24.2.7.2$Linux_X86_64 LibreOffice_project/420$Build-2</meta:generator>
    <meta:document-statistic meta:table-count="0" meta:image-count="0" meta:object-count="0" meta:page-count="4" meta:paragraph-count="84" meta:word-count="766" meta:character-count="3347" meta:non-whitespace-character-count="2675"/>
  </office:meta>
</office:document-meta>
</file>